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95.9pt"/>
    </style:style>
    <style:style style:name="co3" style:family="table-column">
      <style:table-column-properties fo:break-before="auto" style:column-width="168.8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67.8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66.76pt"/>
    </style:style>
    <style:style style:name="co9" style:family="table-column">
      <style:table-column-properties fo:break-before="auto" style:column-width="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 style:data-style-name="N100">
      <style:table-cell-properties style:vertical-align="top"/>
    </style:style>
  </office:automatic-styles>
  <office:body>
    <office:spreadsheet>
      <table:calculation-settings table:automatic-find-labels="false"/>
      <table:table table:name="Schemat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onPartLibrary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ar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RN201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ARR-BUS7-THT-75-0.14W*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750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202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ARR-BUS7-THT-75-0.14W*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750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*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7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9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0.01µF</text:p>
          </table:table-cell>
          <table:table-cell office:value-type="string" calcext:value-type="string">
            <text:p>CPL-CAP-X7R-THT-10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103K1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0.01µF</text:p>
          </table:table-cell>
          <table:table-cell office:value-type="string" calcext:value-type="string">
            <text:p>CPL-CAP-X7R-THT-10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103K1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JACK-PWR</text:p>
          </table:table-cell>
          <table:table-cell office:value-type="string" calcext:value-type="string">
            <text:p>CPL-CON-BARREL-THT-2.1MM*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J-102A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5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CPL-DIC-SHIFTREG-PAR-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6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CPL-DIC-SHIFTREG-PAR-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CPL-DIC-SHIFTREG-SER-P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4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CPL-DIC-SHIFTREG-SER-P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201</text:p>
          </table:table-cell>
          <table:table-cell office:value-type="string" calcext:value-type="string">
            <text:p>IR_LEDs</text:p>
          </table:table-cell>
          <table:table-cell office:value-type="string" calcext:value-type="string">
            <text:p>CPL-HDR-TESTPOINT</text:p>
          </table:table-cell>
          <table:table-cell office:value-type="string" calcext:value-type="string">
            <text:p>Keystone</text:p>
          </table:table-cell>
          <table:table-cell table:style-name="ce2" office:value-type="string" calcext:value-type="string">
            <text:p>5003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1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2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3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4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5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6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8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9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LM555N</text:p>
          </table:table-cell>
          <table:table-cell office:value-type="string" calcext:value-type="string">
            <text:p>CPL-LIC-TIMER-55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M555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ARDUINO_Pro-Mini</text:p>
          </table:table-cell>
          <table:table-cell office:value-type="string" calcext:value-type="string">
            <text:p>CPL-PLT-ARDUINO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1113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_Pro-Min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POT-MULTI-25TURN-1K-0.5W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W-1-102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T_W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201</text:p>
          </table:table-cell>
          <table:table-cell office:value-type="string" calcext:value-type="string">
            <text:p>Pololu_S18V20F5</text:p>
          </table:table-cell>
          <table:table-cell office:value-type="string" calcext:value-type="string">
            <text:p>CPL-REG-SWI-5V-2A-BREAKOUT*</text:p>
          </table:table-cell>
          <table:table-cell office:value-type="string" calcext:value-type="string">
            <text:p>Pololu</text:p>
          </table:table-cell>
          <table:table-cell table:style-name="ce2" office:value-type="string" calcext:value-type="string">
            <text:p>2574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lolu_S18V20F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1.3kΩ</text:p>
          </table:table-cell>
          <table:table-cell office:value-type="string" calcext:value-type="string">
            <text:p>CPL-RES-THT-1.3K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3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2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5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6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7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8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9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11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4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5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0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1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2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3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4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0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6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7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8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90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7"/>
        </table:table-row>
      </table:table>
      <table:table table:name="Reduced" table:style-name="ta1">
        <office:forms form:automatic-focus="false" form:apply-design-mode="false"/>
        <table:table-column table:style-name="co8" table:default-cell-style-name="ce4"/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7" table:number-columns-repeated="1016" table:default-cell-style-name="ce4"/>
        <table:table-row table:style-name="ro1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mmonPartLibrary</text:p>
          </table:table-cell>
          <table:table-cell table:style-name="ce3" office:value-type="string" calcext:value-type="string">
            <text:p>Mfg</text:p>
          </table:table-cell>
          <table:table-cell table:style-name="ce3" office:value-type="string" calcext:value-type="string">
            <text:p>MfgPart</text:p>
          </table:table-cell>
          <table:table-cell table:style-name="ce3" office:value-type="string" calcext:value-type="string">
            <text:p>Library</text:p>
          </table:table-cell>
          <table:table-cell table:style-name="ce3" office:value-type="string" calcext:value-type="string">
            <text:p>Library Ref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RN201 RN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ARR-BUS7-THT-75-0.14W*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750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*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04 C205 C207 C208 C209 C210</text:p>
            <text:p>C[3-15]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1 C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µF</text:p>
          </table:table-cell>
          <table:table-cell office:value-type="string" calcext:value-type="string">
            <text:p>CPL-CAP-X7R-THT-10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103K1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-PWR</text:p>
          </table:table-cell>
          <table:table-cell office:value-type="string" calcext:value-type="string">
            <text:p>CPL-CON-BARREL-THT-2.1MM*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J-102A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5 U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CPL-DIC-SHIFTREG-PAR-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1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3 U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CPL-DIC-SHIFTREG-SER-P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N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74HC5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_LEDs</text:p>
          </table:table-cell>
          <table:table-cell office:value-type="string" calcext:value-type="string">
            <text:p>CPL-HDR-TESTPOINT</text:p>
          </table:table-cell>
          <table:table-cell office:value-type="string" calcext:value-type="string">
            <text:p>Keystone</text:p>
          </table:table-cell>
          <table:table-cell table:style-name="ce5" office:value-type="string" calcext:value-type="string">
            <text:p>5003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[3-15]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*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[3-15]0[1-9]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GB Slow Flashing</text:p>
          </table:table-cell>
          <table:table-cell office:value-type="string" calcext:value-type="string">
            <text:p>CPL-LED-RGB-CYCLING-SLOW*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679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Flash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55N</text:p>
          </table:table-cell>
          <table:table-cell office:value-type="string" calcext:value-type="string">
            <text:p>CPL-LIC-TIMER-55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M555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Pro-Mini</text:p>
          </table:table-cell>
          <table:table-cell office:value-type="string" calcext:value-type="string">
            <text:p>CPL-PLT-ARDUINO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1113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_Pro-M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POT-MULTI-25TURN-1K-0.5W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W-1-102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T_W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18V20F5</text:p>
          </table:table-cell>
          <table:table-cell office:value-type="string" calcext:value-type="string">
            <text:p>CPL-REG-SWI-5V-2A-BREAKOUT*</text:p>
          </table:table-cell>
          <table:table-cell office:value-type="string" calcext:value-type="string">
            <text:p>Pololu</text:p>
          </table:table-cell>
          <table:table-cell table:style-name="ce5" office:value-type="string" calcext:value-type="string">
            <text:p>2574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lolu_S18V20F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kΩ</text:p>
          </table:table-cell>
          <table:table-cell office:value-type="string" calcext:value-type="string">
            <text:p>CPL-RES-THT-1.3K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3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[3-15]0[1-9] R[3-15]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80Ω</text:p>
          </table:table-cell>
          <table:table-cell office:value-type="string" calcext:value-type="string">
            <text:p>CPL-RES-THT-180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80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02 R205 R206</text:p>
            <text:p>R[3-15]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[3-15]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201 Q202</text:p>
            <text:p>Q[3-15]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CPL-TRN-NPN-40V-1A-TH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PN2222AB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PN_EBC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chematic.A1:Schematic.G341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Reduced.A1:Reduced.H2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02:02:52.1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6T19:25:37.371000000</dc:date>
    <dc:creator>Christopher Elliott</dc:creator>
    <meta:editing-duration>PT2H5M</meta:editing-duration>
    <meta:editing-cycles>13</meta:editing-cycles>
    <meta:generator>LibreOffice/5.0.3.2$Windows_x86 LibreOffice_project/e5f16313668ac592c1bfb310f4390624e3dbfb75</meta:generator>
    <meta:document-statistic meta:table-count="2" meta:cell-count="2555" meta:object-count="0"/>
  </office:meta>
</office:document-meta>
</file>